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Text_20_body">
      <style:text-properties style:font-name="Arial" fo:font-size="14pt" fo:font-style="italic" fo:font-weight="bold" officeooo:rsid="0003f1bd" officeooo:paragraph-rsid="0003f1b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5" style:family="paragraph" style:parent-style-name="Heading_20_1">
      <style:text-properties fo:font-style="italic" style:font-style-asian="italic" style:font-style-complex="italic"/>
    </style:style>
    <style:style style:name="T1" style:family="text">
      <style:text-properties style:font-name="Times New Roman"/>
    </style:style>
    <style:style style:name="T2" style:family="text">
      <style:text-properties officeooo:rsid="0003f1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aramètres, Variables et expressions</text:h>
      <text:p text:style-name="Text_20_body"/>
      <text:p text:style-name="Text_20_body"/>
      <text:h text:style-name="Heading_20_2" text:outline-level="2"><text:span text:style-name="T2">5.1 Paramètre, variables </text:span></text:h>
      <text:p text:style-name="P1">Le rapport affiche la liste de commandes envoyées triées par Ville et Employé.</text:p>
      <text:p text:style-name="P1">Il prend un paramètre qui permet de limiter l'affichage à un pays. </text:p>
      <text:p text:style-name="P1">Les valeurs se répétant (un nom de ville ou un nom d'employé) ne doivent pas être affichées sauf en début de page.</text:p>
      <text:p text:style-name="P1">En bas de page, sur chaque page sont indiqués :</text:p>
      <text:list xml:id="list3710549543194371642" text:style-name="L1">
        <text:list-item>
          <text:p text:style-name="P3">La date</text:p>
        </text:list-item>
        <text:list-item>
          <text:p text:style-name="P3">La première lettre de la première ville sur cette page ainsi que la dernière lettre <text:line-break/>(exemple A → E) </text:p>
        </text:list-item>
        <text:list-item>
          <text:p text:style-name="P2"><text:span text:style-name="T1">Le n° de page et le total </text:span>de pages du rapport</text:p>
        </text:list-item>
      </text:list>
      <text:p text:style-name="Text_20_body">Pour chaque ligne ou la date d'envoi a été supérieure à la date requise, une image d'avertissement est affichée.</text:p>
      <text:p text:style-name="Text_20_body"/>
      <text:p text:style-name="Text_20_body"/>
      <text:p text:style-name="P4">5.2 Localisation </text:p>
      <text:p text:style-name="Text_20_body">Enfin, le rapport doit pouvoir s'afficher en anglais ou en français.</text:p>
      <text:p text:style-name="P1"/>
      <text:p text:style-name="P1">Le résultat du PDF désiré est fourni comme modèle. Les fichiers de localisation en français et en anglais sont fourni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vid THIBAU</meta:initial-creator>
    <meta:creation-date>2006-09-24T22:34:28</meta:creation-date>
    <dc:date>2017-06-30T09:03:55.915867957</dc:date>
    <dc:language>fr-FR</dc:language>
    <meta:editing-cycles>34</meta:editing-cycles>
    <meta:editing-duration>PT7H23M49S</meta:editing-duration>
    <meta:document-statistic meta:table-count="0" meta:image-count="0" meta:object-count="0" meta:page-count="1" meta:paragraph-count="13" meta:word-count="151" meta:character-count="839" meta:non-whitespace-character-count="699"/>
    <meta:user-defined meta:name="Info 1"/>
    <meta:user-defined meta:name="Info 2"/>
    <meta:user-defined meta:name="Info 3"/>
    <meta:user-defined meta:name="Info 4"/>
  </office:meta>
</office:document-meta>
</file>